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cfa" officeooo:paragraph-rsid="000a3c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gfsdgsdfgsdrf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4T12:20:14.186607491</meta:creation-date>
    <dc:date>2023-12-04T12:20:27.369814188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6.4.7.2$Linux_X86_64 LibreOffice_project/40$Build-2</meta:generator>
  </office:meta>
</office:document-meta>
</file>